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ASTILLO LOPEZ, WILMER DANAI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A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STILLO LOPEZ, WILMER DANAI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97646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1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61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1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6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19:34:2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